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0.291cm" fo:min-width="11.438cm"/>
    </style:style>
    <style:style style:name="gr2" style:family="graphic" style:parent-style-name="standard">
      <style:graphic-properties draw:fill-color="#eeeeee" draw:textarea-horizontal-align="justify" draw:textarea-vertical-align="top" draw:auto-grow-height="false" fo:min-height="10.418cm" fo:min-width="11.438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938cm" svg:height="10.541cm" svg:x="2.016cm" svg:y="2.016cm">
          <text:p text:style-name="P1"><text:span text:style-name="T1">SerialProtocol.h</text:span></text:p>
          <text:p text:style-name="P1"/>
          <text:p text:style-name="P1">- Enum Commands</text:p>
          <text:p text:style-name="P1"/>
          <text:p text:style-name="P1">- 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938cm" svg:height="10.668cm" svg:x="2.016cm" svg:y="13.383cm">
          <text:p text:style-name="P3"><text:span text:style-name="T1">SerialProtocol.c</text:span></text:p>
          <text:p text:style-name="P3"/>
          <text:p text:style-name="P3">*char flattenX32Table()</text:p>
          <text:p text:style-name="P3"/>
          <text:p text:style-name="P3">*u_int8_t unflattenX32Table()</text:p>
          <text:p text:style-name="P3"/>
          <text:p text:style-name="P3">---- </text:p>
          <text:p text:style-name="P3"/>
          <text:p text:style-name="P3">Command functions : </text:p>
          <text:p text:style-name="P3">- Help</text:p>
          <text:p text:style-name="P3">… </text:p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7T21:15:22.915085190</meta:creation-date>
    <dc:date>2019-01-27T21:19:17.391062863</dc:date>
    <meta:editing-duration>PT3M57S</meta:editing-duration>
    <meta:editing-cycles>2</meta:editing-cycles>
    <meta:generator>LibreOffice/6.0.7.3$MacOSX_X86_64 LibreOffice_project/dc89aa7a9eabfd848af146d5086077aeed2ae4a5</meta:generator>
    <meta:document-statistic meta:object-count="2"/>
  </office:meta>
</office:document-meta>
</file>